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4236in" table:align="left"/>
    </style:style>
    <style:style style:name="Table1.A" style:family="table-column">
      <style:table-column-properties style:column-width="2.3889in"/>
    </style:style>
    <style:style style:name="Table1.B" style:family="table-column">
      <style:table-column-properties style:column-width="0.6389in"/>
    </style:style>
    <style:style style:name="Table1.C" style:family="table-column">
      <style:table-column-properties style:column-width="0.6597in"/>
    </style:style>
    <style:style style:name="Table1.D" style:family="table-column">
      <style:table-column-properties style:column-width="0.6528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8056in"/>
    </style:style>
    <style:style style:name="Table1.G" style:family="table-column">
      <style:table-column-properties style:column-width="0.7847in"/>
    </style:style>
    <style:style style:name="Table1.H" style:family="table-column">
      <style:table-column-properties style:column-width="0.6944in"/>
    </style:style>
    <style:style style:name="Table1.I" style:family="table-column">
      <style:table-column-properties style:column-width="0.7083in"/>
    </style:style>
    <style:style style:name="Table1.J" style:family="table-column">
      <style:table-column-properties style:column-width="0.7222in"/>
    </style:style>
    <style:style style:name="Table1.K" style:family="table-column">
      <style:table-column-properties style:column-width="0.743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K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K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9.4236in" table:align="left"/>
    </style:style>
    <style:style style:name="Table2.A" style:family="table-column">
      <style:table-column-properties style:column-width="2.3889in"/>
    </style:style>
    <style:style style:name="Table2.B" style:family="table-column">
      <style:table-column-properties style:column-width="0.6389in"/>
    </style:style>
    <style:style style:name="Table2.C" style:family="table-column">
      <style:table-column-properties style:column-width="0.6597in"/>
    </style:style>
    <style:style style:name="Table2.D" style:family="table-column">
      <style:table-column-properties style:column-width="0.6528in"/>
    </style:style>
    <style:style style:name="Table2.E" style:family="table-column">
      <style:table-column-properties style:column-width="0.625in"/>
    </style:style>
    <style:style style:name="Table2.F" style:family="table-column">
      <style:table-column-properties style:column-width="0.8056in"/>
    </style:style>
    <style:style style:name="Table2.G" style:family="table-column">
      <style:table-column-properties style:column-width="0.7847in"/>
    </style:style>
    <style:style style:name="Table2.H" style:family="table-column">
      <style:table-column-properties style:column-width="0.6944in"/>
    </style:style>
    <style:style style:name="Table2.I" style:family="table-column">
      <style:table-column-properties style:column-width="0.7083in"/>
    </style:style>
    <style:style style:name="Table2.J" style:family="table-column">
      <style:table-column-properties style:column-width="0.7222in"/>
    </style:style>
    <style:style style:name="Table2.K" style:family="table-column">
      <style:table-column-properties style:column-width="0.7431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I1" style:family="table-cell">
      <style:table-cell-properties style:vertical-align="middle" fo:padding="0.0382in" fo:border="0.0007in solid #000000"/>
    </style:style>
    <style:style style:name="Table2.B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K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3" style:family="table-row">
      <style:table-row-properties style:min-row-height="0.5993in"/>
    </style:style>
    <style:style style:name="Table2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3" style:family="table-cell">
      <style:table-cell-properties fo:padding="0.0382in" fo:border-left="0.0007in solid #000000" fo:border-right="none" fo:border-top="none" fo:border-bottom="0.0007in solid #000000"/>
    </style:style>
    <style:style style:name="Table2.K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weight="bold"/>
    </style:style>
    <style:style style:name="P7" style:family="paragraph">
      <style:paragraph-properties fo:text-align="center"/>
    </style:style>
    <style:style style:name="T1" style:family="text">
      <style:text-properties style:font-name="Times New Roman1" fo:font-size="12pt"/>
    </style:style>
    <style:style style:name="T2" style:family="text">
      <style:text-properties style:font-name="Times New Roman1" fo:font-size="12pt" fo:font-weight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6786*" fo:start-indent="0in" fo:end-indent="0in"/>
          <style:column style:rel-width="6786*" fo:start-indent="0in" fo:end-indent="0in"/>
        </style:columns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>ỦY BAN NHÂN DÂN</text:p>
        <text:p text:style-name="P5">THÀNH PHỐ HỒ CHÍ MINH</text:p>
        <text:p text:style-name="P5"><text:span text:style-name="T2">SỞ CẢNH SÁT PHÒNG CHÁY VÀ CHỮA CHÁY</text:span></text:p>
        <text:p text:style-name="P6"><text:span text:style-name="T1">CỘNG HÒA XÃ HỘI CHỦ NGHĨA VIỆT NAM</text:span></text:p>
        <text:p text:style-name="P5"><draw:line text:anchor-type="paragraph" draw:z-index="1" draw:style-name="gr1" draw:text-style-name="P7" svg:x1="1.3693in" svg:y1="0.3346in" svg:x2="3.3138in" svg:y2="0.3346in"><text:p/></draw:line><text:span text:style-name="T2">Độc lập – Tự do – Hạnh phúc</text:span></text:p>
      </text:section>
      <text:p text:style-name="Text_20_body"><draw:line text:anchor-type="paragraph" draw:z-index="0" draw:style-name="gr1" draw:text-style-name="P7" svg:x1="1.1583in" svg:y1="0.0071in" svg:x2="3.4083in" svg:y2="0.0071in"><text:p/></draw:line></text:p>
      <text:p text:style-name="Text_20_body"/>
      <text:p text:style-name="P5"/>
      <text:p text:style-name="P1">Tình hình thụ lý hồ sơ của các Chuyên viên trong Phòng ban ngày 04/05/2009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table:number-rows-spanned="3" office:value-type="string">
            <text:p text:style-name="P4">Chuyên viên</text:p>
          </table:table-cell>
          <table:table-cell table:style-name="Table2.A1" table:number-columns-spanned="4" office:value-type="string">
            <text:p text:style-name="P4">Hồ sơ cần xử lý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4">Hồ sơ giải quyết</text:p>
          </table:table-cell>
          <table:covered-table-cell/>
          <table:covered-table-cell/>
          <table:table-cell table:style-name="Table2.I1" table:number-columns-spanned="3" office:value-type="string">
            <text:p text:style-name="P4">Hồ sơ tồn đọng</text:p>
          </table:table-cell>
          <table:covered-table-cell/>
          <table:covered-table-cell/>
        </table:table-row>
        <table:table-row>
          <table:covered-table-cell/>
          <table:table-cell table:style-name="Table2.B2" table:number-rows-spanned="2" office:value-type="string">
            <text:p text:style-name="P4">Tồn trước</text:p>
          </table:table-cell>
          <table:table-cell table:style-name="Table2.B2" table:number-columns-spanned="2" office:value-type="string">
            <text:p text:style-name="P4">Mới chuyển đến</text:p>
          </table:table-cell>
          <table:covered-table-cell/>
          <table:table-cell table:style-name="Table2.B2" table:number-rows-spanned="2" office:value-type="string">
            <text:p text:style-name="P4">Tổng</text:p>
          </table:table-cell>
          <table:table-cell table:style-name="Table2.B2" table:number-rows-spanned="2" office:value-type="string">
            <text:p text:style-name="P4">Tự giải quyết</text:p>
          </table:table-cell>
          <table:table-cell table:style-name="Table2.B2" table:number-rows-spanned="2" office:value-type="string">
            <text:p text:style-name="P4">Người khác thụ lý thay</text:p>
          </table:table-cell>
          <table:table-cell table:style-name="Table2.B2" table:number-rows-spanned="2" office:value-type="string">
            <text:p text:style-name="P4">Tổng</text:p>
          </table:table-cell>
          <table:table-cell table:style-name="Table2.B2" table:number-rows-spanned="2" office:value-type="string">
            <text:p text:style-name="P4">Trong hạn ISO</text:p>
          </table:table-cell>
          <table:table-cell table:style-name="Table2.B2" table:number-rows-spanned="2" office:value-type="string">
            <text:p text:style-name="P4">Quá hạn ISO</text:p>
          </table:table-cell>
          <table:table-cell table:style-name="Table2.K2" table:number-rows-spanned="2" office:value-type="string">
            <text:p text:style-name="P4">Tổng</text:p>
          </table:table-cell>
        </table:table-row>
        <table:table-row table:style-name="Table2.3">
          <table:covered-table-cell/>
          <table:covered-table-cell/>
          <table:table-cell table:style-name="Table2.B2" office:value-type="string">
            <text:p text:style-name="P4">Đã nhận</text:p>
          </table:table-cell>
          <table:table-cell table:style-name="Table2.B2" office:value-type="string">
            <text:p text:style-name="P4">Chưa nhậ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2"><text:script script:language="JOOScript">${tinhHinhThuLyHoSoCapPhong.chuyenVien}</text:script> <text:s/><text:script script:language="JOOScript">@table:table-row 
[#list tinhHinhThuLyHoSoCapPhongList as tinhHinhThuLyHoSoCapPhong] 
[#if (tinhHinhThuLyHoSoCapPhong_index % 2) = 0] 
[#-- next row contains else and ends list --]</text:script></text:p>
          </table:table-cell>
          <table:table-cell table:style-name="Table1.A1" office:value-type="string">
            <text:p text:style-name="P3"><text:script script:language="JOOScript">${tinhHinhThuLyHoSoCapPhong.tonTruoc}</text:script></text:p>
          </table:table-cell>
          <table:table-cell table:style-name="Table1.A1" office:value-type="string">
            <text:p text:style-name="P3"><text:script script:language="JOOScript">${tinhHinhThuLyHoSoCapPhong.daNhan}</text:script></text:p>
          </table:table-cell>
          <table:table-cell table:style-name="Table1.A1" office:value-type="string">
            <text:p text:style-name="P3"><text:script script:language="JOOScript">${tinhHinhThuLyHoSoCapPhong.chuaNhan}</text:script></text:p>
          </table:table-cell>
          <table:table-cell table:style-name="Table1.A1" office:value-type="string">
            <text:p text:style-name="P3"><text:script script:language="JOOScript">${tinhHinhThuLyHoSoCapPhong.tongHoSoCanXuLy}</text:script></text:p>
          </table:table-cell>
          <table:table-cell table:style-name="Table1.A1" office:value-type="string">
            <text:p text:style-name="P3"><text:script script:language="JOOScript">${tinhHinhThuLyHoSoCapPhong.tuGiaiQuyet}</text:script></text:p>
          </table:table-cell>
          <table:table-cell table:style-name="Table1.A1" office:value-type="string">
            <text:p text:style-name="P3"><text:script script:language="JOOScript">${tinhHinhThuLyHoSoCapPhong.nguoiKhacThuLyThay}</text:script></text:p>
          </table:table-cell>
          <table:table-cell table:style-name="Table1.A1" office:value-type="string">
            <text:p text:style-name="P3"><text:script script:language="JOOScript">${tinhHinhThuLyHoSoCapPhong.tongHoSoGiaiQuyet}</text:script></text:p>
          </table:table-cell>
          <table:table-cell table:style-name="Table1.A1" office:value-type="string">
            <text:p text:style-name="P3"><text:script script:language="JOOScript">${tinhHinhThuLyHoSoCapPhong.trongHanISO}</text:script></text:p>
          </table:table-cell>
          <table:table-cell table:style-name="Table1.A1" office:value-type="string">
            <text:p text:style-name="P3"><text:script script:language="JOOScript">${tinhHinhThuLyHoSoCapPhong.quaHanISO}</text:script></text:p>
          </table:table-cell>
          <table:table-cell table:style-name="Table1.K1" office:value-type="string">
            <text:p text:style-name="P3"><text:script script:language="JOOScript">${tinhHinhThuLyHoSoCapPhong.tongHoSoTonDong}</text:script></text:p>
          </table:table-cell>
        </table:table-row>
        <table:table-row>
          <table:table-cell table:style-name="Table1.A2" office:value-type="string">
            <text:p text:style-name="P2"><text:script script:language="JOOScript">${tinhHinhThuLyHoSoCapPhong.chuyenVien}</text:script> <text:s/><text:script script:language="JOOScript">@table:table-row 
[#-- continue IF started by previous row --] 
[#else] 
 
@/table:table-row 
[#-- end stuff started by previous row --] 
[/#if] 
[/#list]</text:script></text:p>
          </table:table-cell>
          <table:table-cell table:style-name="Table1.A2" office:value-type="string">
            <text:p text:style-name="P3"><text:script script:language="JOOScript">${tinhHinhThuLyHoSoCapPhong.tonTruoc}</text:script></text:p>
          </table:table-cell>
          <table:table-cell table:style-name="Table1.A2" office:value-type="string">
            <text:p text:style-name="P3"><text:script script:language="JOOScript">${tinhHinhThuLyHoSoCapPhong.daNhan}</text:script></text:p>
          </table:table-cell>
          <table:table-cell table:style-name="Table1.A2" office:value-type="string">
            <text:p text:style-name="P3"><text:script script:language="JOOScript">${tinhHinhThuLyHoSoCapPhong.chuaNhan}</text:script></text:p>
          </table:table-cell>
          <table:table-cell table:style-name="Table1.A2" office:value-type="string">
            <text:p text:style-name="P3"><text:script script:language="JOOScript">${tinhHinhThuLyHoSoCapPhong.tongHoSoCanXuLy}</text:script></text:p>
          </table:table-cell>
          <table:table-cell table:style-name="Table1.A2" office:value-type="string">
            <text:p text:style-name="P3"><text:script script:language="JOOScript">${tinhHinhThuLyHoSoCapPhong.tuGiaiQuyet}</text:script></text:p>
          </table:table-cell>
          <table:table-cell table:style-name="Table1.A2" office:value-type="string">
            <text:p text:style-name="P3"><text:script script:language="JOOScript">${tinhHinhThuLyHoSoCapPhong.nguoiKhacThuLyThay}</text:script></text:p>
          </table:table-cell>
          <table:table-cell table:style-name="Table1.A2" office:value-type="string">
            <text:p text:style-name="P3"><text:script script:language="JOOScript">${tinhHinhThuLyHoSoCapPhong.tongHoSoGiaiQuyet}</text:script></text:p>
          </table:table-cell>
          <table:table-cell table:style-name="Table1.A2" office:value-type="string">
            <text:p text:style-name="P3"><text:script script:language="JOOScript">${tinhHinhThuLyHoSoCapPhong.trongHanISO}</text:script></text:p>
          </table:table-cell>
          <table:table-cell table:style-name="Table1.A2" office:value-type="string">
            <text:p text:style-name="P3"><text:script script:language="JOOScript">${tinhHinhThuLyHoSoCapPhong.quaHanISO}</text:script></text:p>
          </table:table-cell>
          <table:table-cell table:style-name="Table1.K2" office:value-type="string">
            <text:p text:style-name="P3"><text:script script:language="JOOScript">${tinhHinhThuLyHoSoCapPhong.tongHoSoTonDong}</text:scrip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5-14T13:57:14.09</dc:date>
    <meta:editing-duration>PT00H19M19S</meta:editing-duration>
    <meta:editing-cycles>12</meta:editing-cycles>
    <meta:generator>OpenOffice.org/3.0$Win32 OpenOffice.org_project/300m9$Build-9358</meta:generator>
    <meta:document-statistic meta:table-count="2" meta:image-count="0" meta:object-count="0" meta:page-count="1" meta:paragraph-count="43" meta:word-count="89" meta:character-count="456"/>
  </office:meta>
</office:document-meta>
</file>